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4pt" style:text-underline-style="solid" style:text-underline-width="auto" style:text-underline-color="font-color" officeooo:rsid="000ee108" officeooo:paragraph-rsid="000ee108" style:font-size-asian="14pt" style:font-size-complex="14pt"/>
    </style:style>
    <style:style style:name="P2" style:family="paragraph" style:parent-style-name="Table_20_Contents">
      <style:paragraph-properties fo:text-align="center" style:justify-single-word="false"/>
      <style:text-properties fo:font-size="14pt" officeooo:rsid="000ee108" officeooo:paragraph-rsid="000ee108" style:font-size-asian="14pt" style:font-size-complex="14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1b42" officeooo:paragraph-rsid="000e1b42"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38b0" officeooo:paragraph-rsid="000e38b0"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e108" officeooo:paragraph-rsid="000ee108"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26fe" officeooo:paragraph-rsid="001026fe"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6be04" officeooo:paragraph-rsid="0016be0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none" fo:font-weight="normal" officeooo:rsid="000ee108" officeooo:paragraph-rsid="000ee108"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1026fe" officeooo:paragraph-rsid="001026f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1026fe" officeooo:paragraph-rsid="0012958a"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38d0a" officeooo:paragraph-rsid="00138d0a"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42d30" officeooo:paragraph-rsid="00142d3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15d684" officeooo:paragraph-rsid="0015d684"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16be04" officeooo:paragraph-rsid="0016be04"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16be04" officeooo:paragraph-rsid="00173e3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rsid="00173e3c" officeooo:paragraph-rsid="00173e3c"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1bc66d" officeooo:paragraph-rsid="001bc66d"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1b42" officeooo:paragraph-rsid="000e1b42"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e1b42" officeooo:paragraph-rsid="000e1b42"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026fe" officeooo:paragraph-rsid="001026fe"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6be04" officeooo:paragraph-rsid="0016be04"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73e3c" officeooo:paragraph-rsid="00173e3c"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normal" officeooo:rsid="0016be04" officeooo:paragraph-rsid="00173e3c" style:font-size-asian="16pt" style:font-weight-asian="normal" style:font-size-complex="16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16aa8" style:font-weight-asian="normal" style:font-weight-complex="normal"/>
    </style:style>
    <style:style style:name="T3" style:family="text">
      <style:text-properties officeooo:rsid="001026fe"/>
    </style:style>
    <style:style style:name="T4" style:family="text">
      <style:text-properties officeooo:rsid="00116aa8"/>
    </style:style>
    <style:style style:name="T5" style:family="text">
      <style:text-properties fo:font-weight="bold" style:font-weight-asian="bold" style:font-weight-complex="bold"/>
    </style:style>
    <style:style style:name="T6" style:family="text">
      <style:text-properties fo:font-weight="bold" officeooo:rsid="001026fe" style:font-weight-asian="bold" style:font-weight-complex="bold"/>
    </style:style>
    <style:style style:name="T7" style:family="text">
      <style:text-properties style:text-underline-style="solid" style:text-underline-type="double" style:text-underline-width="auto" style:text-underline-color="font-color"/>
    </style:style>
    <style:style style:name="T8" style:family="text">
      <style:text-properties style:text-underline-style="solid" style:text-underline-type="double" style:text-underline-width="auto" style:text-underline-color="font-color" fo:font-weight="bold" officeooo:rsid="00173e3c" style:font-weight-asian="bold" style:font-weight-complex="bold"/>
    </style:style>
    <style:style style:name="T9" style:family="text">
      <style:text-properties officeooo:rsid="0017ff5a"/>
    </style:style>
    <style:style style:name="T10" style:family="text">
      <style:text-properties officeooo:rsid="0018a1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ssignment – 1</text:p>
      <text:p text:style-name="P18">Programming of Super Computers</text:p>
      <text:p text:style-name="P19"><text:span text:style-name="T1"/></text:p>
      <text:p text:style-name="P19">1. Execution Environment:</text:p>
      <text:p text:style-name="P19"><text:span text:style-name="T1"/></text:p>
      <text:p text:style-name="P3"><text:span text:style-name="T1">In this assignment the basic usage of papi libraries has been achieved. These libraries allow the access to the hardware counters of the system in a runtime environment. </text:span></text:p>
      <text:p text:style-name="P4"><text:span text:style-name="T1">On </text:span><text:span text:style-name="T2">S</text:span><text:span text:style-name="T1">upermuc, we understand that the job must be submitted to a queue, where it allocates the job to the complete node, when the node is free. </text:span></text:p>
      <text:p text:style-name="P5"><text:span text:style-name="T1"/></text:p>
      <text:p text:style-name="P5"><text:span text:style-name="T1">We have accessed the hardware info of the cpu but the results in the interactive job mode is different from the job submit mode.</text:span></text:p>
      <text:p text:style-name="P5"><text:span text:style-name="T1"/></text:p>
      <table:table table:name="Table1" table:style-name="Table1">
        <table:table-column table:style-name="Table1.A" table:number-columns-repeated="3"/>
        <table:table-row>
          <table:table-cell table:style-name="Table1.A1" office:value-type="string">
            <text:p text:style-name="P1">Cpu info</text:p>
          </table:table-cell>
          <table:table-cell table:style-name="Table1.A1" office:value-type="string">
            <text:p text:style-name="P1">Interactive job</text:p>
          </table:table-cell>
          <table:table-cell table:style-name="Table1.C1" office:value-type="string">
            <text:p text:style-name="P1">Job cmd file ( llsubmit )</text:p>
          </table:table-cell>
        </table:table-row>
        <table:table-row>
          <table:table-cell table:style-name="Table1.A2" office:value-type="string">
            <text:p text:style-name="P2">No. of sockets in a node</text:p>
          </table:table-cell>
          <table:table-cell table:style-name="Table1.A2" office:value-type="string">
            <text:p text:style-name="P2">2 </text:p>
          </table:table-cell>
          <table:table-cell table:style-name="Table1.C2" office:value-type="string">
            <text:p text:style-name="P2">4</text:p>
          </table:table-cell>
        </table:table-row>
        <table:table-row>
          <table:table-cell table:style-name="Table1.A2" office:value-type="string">
            <text:p text:style-name="P2">No. of cores in a socket</text:p>
          </table:table-cell>
          <table:table-cell table:style-name="Table1.A2" office:value-type="string">
            <text:p text:style-name="P2">8</text:p>
          </table:table-cell>
          <table:table-cell table:style-name="Table1.C2" office:value-type="string">
            <text:p text:style-name="P2">10</text:p>
          </table:table-cell>
        </table:table-row>
        <table:table-row>
          <table:table-cell table:style-name="Table1.A2" office:value-type="string">
            <text:p text:style-name="P2">Multithreads in a core</text:p>
          </table:table-cell>
          <table:table-cell table:style-name="Table1.A2" office:value-type="string">
            <text:p text:style-name="P2">2</text:p>
          </table:table-cell>
          <table:table-cell table:style-name="Table1.C2" office:value-type="string">
            <text:p text:style-name="P2">2</text:p>
          </table:table-cell>
        </table:table-row>
        <table:table-row>
          <table:table-cell table:style-name="Table1.A2" office:value-type="string">
            <text:p text:style-name="P2">Cpu's in a socket</text:p>
          </table:table-cell>
          <table:table-cell table:style-name="Table1.A2" office:value-type="string">
            <text:p text:style-name="P2">16</text:p>
          </table:table-cell>
          <table:table-cell table:style-name="Table1.C2" office:value-type="string">
            <text:p text:style-name="P2">20</text:p>
          </table:table-cell>
        </table:table-row>
        <table:table-row>
          <table:table-cell table:style-name="Table1.A2" office:value-type="string">
            <text:p text:style-name="P2">Total cpu's in a node</text:p>
          </table:table-cell>
          <table:table-cell table:style-name="Table1.A2" office:value-type="string">
            <text:p text:style-name="P2">32</text:p>
          </table:table-cell>
          <table:table-cell table:style-name="Table1.C2" office:value-type="string">
            <text:p text:style-name="P2">80</text:p>
          </table:table-cell>
        </table:table-row>
      </table:table>
      <text:p text:style-name="P5"><text:span text:style-name="T1"/></text:p>
      <text:p text:style-name="P8">In the above table, the sockets in the nodes were given as zero, but from the other values, we have identified them to the values above. So, the load leveler has allocated extra processing units for the job.</text:p>
      <text:p text:style-name="P8"/>
      <text:p text:style-name="P20">2. Calculation of the metrics:</text:p>
      <text:p text:style-name="P6"/>
      <text:p text:style-name="P9"><text:tab/>Through papi libraries the following counters have been accessed.</text:p>
      <text:p text:style-name="P9">PAPI_L2_TCM – <text:span text:style-name="T4">The total level 2 cache misses. </text:span></text:p>
      <text:p text:style-name="P10"><text:span text:style-name="T4">PAPI_L2_TCA – The total level 2 cache accesses.</text:span></text:p>
      <text:p text:style-name="P10"><text:span text:style-name="T4">PAPI_L3_TCM – The total level 3 cache misses.</text:span></text:p>
      <text:p text:style-name="P10"><text:span text:style-name="T4">PAPI_L3_TCA – The total level 3 cache accesses.</text:span></text:p>
      <text:p text:style-name="P9"/>
      <text:p text:style-name="P11"><text:span text:style-name="T4">T</text:span>hese counters have been estimated for each of the phases described in the source code. </text:p>
      <text:p text:style-name="P11"/>
      <text:p text:style-name="P11">Hence, the cache miss rate</text:p>
      <text:p text:style-name="P11"/>
      <text:p text:style-name="P11">L2_cache_miss_rate = ( <text:span text:style-name="T3">PAPI_L2_TCM</text:span><text:span text:style-name="T6">/</text:span><text:span text:style-name="T3">PAPI_L2_TC</text:span>A) * 100;</text:p>
      <text:p text:style-name="P11">L3_cache_miss_rate = ( <text:span text:style-name="T3">PAPI_L</text:span>3<text:span text:style-name="T3">_TCM</text:span><text:span text:style-name="T6">/</text:span><text:span text:style-name="T3">PAPI_L</text:span>3<text:span text:style-name="T3">_TC</text:span>A) * 100;</text:p>
      <text:p text:style-name="P11"/>
      <text:p text:style-name="P12">Through papi_timers, the time of execution of each phase has been calculated using the calling routine PAPI_get_real_usec(). The execution time has been calculated in <text:soft-page-break/>micro seconds. And with another counter “PAPI_FP_OPS” the total floating point operations have been counted.</text:p>
      <text:p text:style-name="P12"/>
      <text:p text:style-name="P13">Hence, mflops = Total floating point operations <text:span text:style-name="T5">/ </text:span>Ececution time in microseconds.</text:p>
      <text:p text:style-name="P13"/>
      <text:p text:style-name="P21">3. Comparison with ideal performance of the Supermuc:</text:p>
      <text:p text:style-name="P7"/>
      <text:p text:style-name="P14">The peak performance of the supermuc is given by 3 peta flops.</text:p>
      <text:p text:style-name="P14">The max we achieved in <text:s/>our case, is given by ….........</text:p>
      <text:p text:style-name="P14"/>
      <text:p text:style-name="P15">The max performance can never be achieved, since there are always latencies in the system. But through a perfect optimization and good data distribution, ideally a good 60-70 % of the peak performance will be achieved.</text:p>
      <text:p text:style-name="P15"><text:span text:style-name="T7"/></text:p>
      <text:p text:style-name="P23"><text:span text:style-name="T8">4. Discussion on the measured data:</text:span></text:p>
      <text:p text:style-name="P23"/>
      <text:p text:style-name="P23"/>
      <text:p text:style-name="P22">5. Text vs binary files:</text:p>
      <text:p text:style-name="P22"/>
      <text:p text:style-name="P16"><text:tab/>Generally <text:span text:style-name="T9">speaking</text:span> both the binary and ASCII (text) files are both the same. <text:span text:style-name="T10">But the ASCII file stores a byte in terms of an ASCII code, which is actually read as a 1's and 0's by the processor. But the binary file can give you the direct access to the number at the file stream, in terms of number of bytes of data you are expecting the value to store. Hence, ASCII has some kind of inherent little overhead, but both files are regularly used.</text:span></text:p>
      <text:p text:style-name="P16"/>
      <text:p text:style-name="P17"><text:span text:style-name="T10">P</text:span>erformance Estima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meta:initial-creator>
    <meta:creation-date>2013-11-05T19:59:34.973179031</meta:creation-date>
    <dc:date>2013-11-05T21:25:21.781697408</dc:date>
    <dc:creator>karthik </dc:creator>
    <meta:editing-duration>PT55M30S</meta:editing-duration>
    <meta:editing-cycles>12</meta:editing-cycles>
    <meta:generator>LibreOffice/4.1.2.3$Linux_X86_64 LibreOffice_project/410m0$Build-3</meta:generator>
    <meta:document-statistic meta:table-count="1" meta:image-count="0" meta:object-count="0" meta:page-count="2" meta:paragraph-count="45" meta:word-count="462" meta:character-count="2665" meta:non-whitespace-character-count="2234"/>
  </office:meta>
</office:document-meta>
</file>